
<file path=META-INF/manifest.xml><?xml version="1.0" encoding="utf-8"?>
<manifest:manifest xmlns:manifest="urn:oasis:names:tc:opendocument:xmlns:manifest:1.0">
  <manifest:file-entry manifest:media-type="application/vnd.oasis.opendocument.formula"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math xmlns="http://www.w3.org/1998/Math/MathML">
  <semantics>
    <mrow>
      <mi>X</mi>
      <mi>I</mi>
    </mrow>
    <annotation encoding="StarMath 5.0">%CHI%IOTA</annotation>
  </semantics>
</math>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vante Schubert</meta:initial-creator>
    <meta:creation-date>2009-09-29T07:23:42</meta:creation-date>
    <meta:generator>OOo-dev/3.2$Unix OpenOffice.org_project/300m58$Build-9423</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